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27cca"/>
    </style:style>
    <style:style style:name="P2" style:family="paragraph" style:parent-style-name="Standard">
      <style:text-properties style:font-name="Liberation Sans" officeooo:rsid="0012ee61" officeooo:paragraph-rsid="00163a68"/>
    </style:style>
    <style:style style:name="P3" style:family="paragraph" style:parent-style-name="Standard">
      <style:text-properties style:font-name="Liberation Sans" officeooo:rsid="0018fe52" officeooo:paragraph-rsid="0018fe52"/>
    </style:style>
    <style:style style:name="P4" style:family="paragraph" style:parent-style-name="Standard">
      <style:text-properties style:font-name="Liberation Sans" officeooo:rsid="0018fe52" officeooo:paragraph-rsid="003ef43b"/>
    </style:style>
    <style:style style:name="P5" style:family="paragraph" style:parent-style-name="Standard">
      <style:text-properties style:font-name="Liberation Sans" officeooo:rsid="00129fb8" officeooo:paragraph-rsid="0012ee61"/>
    </style:style>
    <style:style style:name="P6" style:family="paragraph" style:parent-style-name="Standard">
      <style:text-properties style:font-name="Liberation Sans" officeooo:rsid="00127cca" officeooo:paragraph-rsid="00127cca"/>
    </style:style>
    <style:style style:name="P7" style:family="paragraph" style:parent-style-name="Standard">
      <style:text-properties style:font-name="Liberation Sans" officeooo:rsid="00127cca" officeooo:paragraph-rsid="0012ee61"/>
    </style:style>
    <style:style style:name="P8" style:family="paragraph" style:parent-style-name="Standard">
      <style:text-properties style:font-name="Liberation Sans" officeooo:rsid="0035047c" officeooo:paragraph-rsid="0036ecb7"/>
    </style:style>
    <style:style style:name="P9" style:family="paragraph" style:parent-style-name="Standard">
      <style:text-properties style:font-name="Liberation Sans" officeooo:rsid="00360d0e" officeooo:paragraph-rsid="0036ecb7"/>
    </style:style>
    <style:style style:name="P10" style:family="paragraph" style:parent-style-name="Standard">
      <style:text-properties officeooo:rsid="0028a22e" officeooo:paragraph-rsid="0028a22e"/>
    </style:style>
    <style:style style:name="P11" style:family="paragraph" style:parent-style-name="Standard">
      <style:text-properties officeooo:rsid="0035047c" officeooo:paragraph-rsid="0035047c"/>
    </style:style>
    <style:style style:name="P12" style:family="paragraph" style:parent-style-name="Standard">
      <style:text-properties officeooo:paragraph-rsid="0012ee61"/>
    </style:style>
    <style:style style:name="P13" style:family="paragraph" style:parent-style-name="Title">
      <style:text-properties fo:font-size="18pt" style:font-size-asian="18pt" style:font-size-complex="18pt"/>
    </style:style>
    <style:style style:name="P14" style:family="paragraph" style:parent-style-name="Footnote">
      <style:text-properties style:font-name="Liberation Sans" fo:font-size="8pt" style:font-size-asian="8pt" style:font-size-complex="8pt"/>
    </style:style>
    <style:style style:name="P15" style:family="paragraph" style:parent-style-name="Footnote">
      <style:text-properties style:font-name="Liberation Sans" fo:font-size="8pt" officeooo:rsid="0018fe52" officeooo:paragraph-rsid="0018fe52" style:font-size-asian="8pt" style:font-size-complex="8pt"/>
    </style:style>
    <style:style style:name="P16" style:family="paragraph" style:parent-style-name="Footnote">
      <style:text-properties style:font-name="Liberation Sans" fo:font-size="8pt" officeooo:rsid="001a5214" officeooo:paragraph-rsid="001a5214" style:font-size-asian="8pt" style:font-size-complex="8pt"/>
    </style:style>
    <style:style style:name="P17" style:family="paragraph" style:parent-style-name="Footnote">
      <style:text-properties style:font-name="Liberation Sans" fo:font-size="8pt" officeooo:rsid="001a7e2d" officeooo:paragraph-rsid="001a7e2d" style:font-size-asian="8pt" style:font-size-complex="8pt"/>
    </style:style>
    <style:style style:name="P18" style:family="paragraph" style:parent-style-name="Footnote">
      <style:text-properties style:font-name="Liberation Sans" fo:font-size="8pt" officeooo:rsid="001b8804" officeooo:paragraph-rsid="001b8804" style:font-size-asian="8pt" style:font-size-complex="8pt"/>
    </style:style>
    <style:style style:name="P19" style:family="paragraph" style:parent-style-name="Footnote">
      <style:text-properties style:font-name="Liberation Sans" fo:font-size="8pt" officeooo:rsid="001d4952" style:font-size-asian="8pt" style:font-size-complex="8pt"/>
    </style:style>
    <style:style style:name="P20" style:family="paragraph" style:parent-style-name="Footnote">
      <style:text-properties style:font-name="Liberation Sans" fo:font-size="8pt" officeooo:rsid="001d4952" officeooo:paragraph-rsid="001d4952" style:font-size-asian="8pt" style:font-size-complex="8pt"/>
    </style:style>
    <style:style style:name="P21" style:family="paragraph" style:parent-style-name="Footnote">
      <style:text-properties style:font-name="Liberation Sans" fo:font-size="8pt" officeooo:rsid="001d9608" officeooo:paragraph-rsid="001d9608" style:font-size-asian="8pt" style:font-size-complex="8pt"/>
    </style:style>
    <style:style style:name="P22" style:family="paragraph" style:parent-style-name="Footnote">
      <style:text-properties style:font-name="Liberation Sans" fo:font-size="8pt" officeooo:rsid="0020df59" officeooo:paragraph-rsid="0020df59" style:font-size-asian="8pt" style:font-size-complex="8pt"/>
    </style:style>
    <style:style style:name="P23" style:family="paragraph" style:parent-style-name="Footnote">
      <style:text-properties style:font-name="Liberation Sans" fo:font-size="7pt" style:font-size-asian="7pt" style:font-size-complex="7pt"/>
    </style:style>
    <style:style style:name="P24" style:family="paragraph" style:parent-style-name="Footnote">
      <style:text-properties style:font-name="Liberation Sans" fo:font-size="6pt" officeooo:rsid="001a5214" officeooo:paragraph-rsid="001a5214" style:font-size-asian="5.25pt" style:font-size-complex="6pt"/>
    </style:style>
    <style:style style:name="P25" style:family="paragraph" style:parent-style-name="Footnote">
      <style:text-properties style:font-name="Liberation Sans" fo:font-size="6pt" officeooo:rsid="001a7e2d" officeooo:paragraph-rsid="001a7e2d" style:font-size-asian="5.25pt" style:font-size-complex="6pt"/>
    </style:style>
    <style:style style:name="P26" style:family="paragraph" style:parent-style-name="Footnote">
      <style:text-properties style:font-name="Liberation Sans" fo:font-size="6pt" officeooo:rsid="001b8804" officeooo:paragraph-rsid="001b8804" style:font-size-asian="5.25pt" style:font-size-complex="6pt"/>
    </style:style>
    <style:style style:name="P27" style:family="paragraph" style:parent-style-name="Footnote">
      <style:text-properties style:font-name="Liberation Sans" fo:font-size="6pt" officeooo:rsid="001d4952" officeooo:paragraph-rsid="001d4952" style:font-size-asian="5.25pt" style:font-size-complex="6pt"/>
    </style:style>
    <style:style style:name="P28" style:family="paragraph" style:parent-style-name="Footnote">
      <style:text-properties officeooo:rsid="002f694a" officeooo:paragraph-rsid="002f694a"/>
    </style:style>
    <style:style style:name="P29" style:family="paragraph" style:parent-style-name="Footnote">
      <style:text-properties officeooo:rsid="00309b9d" officeooo:paragraph-rsid="00309b9d"/>
    </style:style>
    <style:style style:name="P30" style:family="paragraph" style:parent-style-name="Footnote">
      <style:text-properties officeooo:rsid="0031b4d9" officeooo:paragraph-rsid="0031b4d9"/>
    </style:style>
    <style:style style:name="P31" style:family="paragraph" style:parent-style-name="Footnote">
      <style:text-properties officeooo:rsid="00341dd4" officeooo:paragraph-rsid="00341dd4"/>
    </style:style>
    <style:style style:name="P32" style:family="paragraph" style:parent-style-name="Footnote">
      <style:text-properties officeooo:rsid="0037f3d5" officeooo:paragraph-rsid="0037f3d5"/>
    </style:style>
    <style:style style:name="P33" style:family="paragraph" style:parent-style-name="Footnote">
      <style:text-properties officeooo:rsid="00392665" officeooo:paragraph-rsid="00392665"/>
    </style:style>
    <style:style style:name="P34" style:family="paragraph" style:parent-style-name="Footnote">
      <style:text-properties officeooo:rsid="003a702c" officeooo:paragraph-rsid="003a702c"/>
    </style:style>
    <style:style style:name="P35" style:family="paragraph" style:parent-style-name="Footnote">
      <style:text-properties officeooo:rsid="003d3856" officeooo:paragraph-rsid="003d3856"/>
    </style:style>
    <style:style style:name="P36" style:family="paragraph" style:parent-style-name="Footnote">
      <style:text-properties officeooo:rsid="00414efa" officeooo:paragraph-rsid="00414efa"/>
    </style:style>
    <style:style style:name="P37" style:family="paragraph" style:parent-style-name="Footnote">
      <style:text-properties officeooo:rsid="004300d0" officeooo:paragraph-rsid="004300d0"/>
    </style:style>
    <style:style style:name="P38" style:family="paragraph" style:parent-style-name="Footnote">
      <style:text-properties officeooo:rsid="0044ef66" officeooo:paragraph-rsid="0044ef66"/>
    </style:style>
    <style:style style:name="P39" style:family="paragraph" style:parent-style-name="Footnote">
      <style:text-properties officeooo:rsid="0044ef66" officeooo:paragraph-rsid="00452abc"/>
    </style:style>
    <style:style style:name="P40" style:family="paragraph" style:parent-style-name="Footnote">
      <style:text-properties officeooo:rsid="00452abc" officeooo:paragraph-rsid="00452abc"/>
    </style:style>
    <style:style style:name="P41" style:family="paragraph" style:parent-style-name="Footnote">
      <style:text-properties officeooo:rsid="0046fd8a" officeooo:paragraph-rsid="0046fd8a"/>
    </style:style>
    <style:style style:name="P42" style:family="paragraph" style:parent-style-name="Footnote">
      <style:text-properties officeooo:rsid="0048cd04" officeooo:paragraph-rsid="0048cd04"/>
    </style:style>
    <style:style style:name="P43" style:family="paragraph" style:parent-style-name="Footnote">
      <style:text-properties officeooo:rsid="004ab953" officeooo:paragraph-rsid="004ab953"/>
    </style:style>
    <style:style style:name="P44" style:family="paragraph" style:parent-style-name="Footnote">
      <style:text-properties officeooo:rsid="004c77d2" officeooo:paragraph-rsid="004c77d2"/>
    </style:style>
    <style:style style:name="P45" style:family="paragraph" style:parent-style-name="Footnote">
      <style:text-properties officeooo:paragraph-rsid="004c77d2"/>
    </style:style>
    <style:style style:name="P46" style:family="paragraph" style:parent-style-name="Footnote">
      <style:text-properties officeooo:rsid="004f8e86" officeooo:paragraph-rsid="004f8e86"/>
    </style:style>
    <style:style style:name="P47" style:family="paragraph" style:parent-style-name="Footnote">
      <style:text-properties officeooo:rsid="00535aae" officeooo:paragraph-rsid="00535aae"/>
    </style:style>
    <style:style style:name="P48" style:family="paragraph" style:parent-style-name="Footnote">
      <style:text-properties officeooo:rsid="0058cc22" officeooo:paragraph-rsid="0058cc22"/>
    </style:style>
    <style:style style:name="P49" style:family="paragraph" style:parent-style-name="Footnote">
      <style:text-properties officeooo:rsid="005a4ca8" officeooo:paragraph-rsid="005a4ca8"/>
    </style:style>
    <style:style style:name="P50" style:family="paragraph" style:parent-style-name="Footnote">
      <style:text-properties officeooo:rsid="005d0279" officeooo:paragraph-rsid="005d03ee"/>
    </style:style>
    <style:style style:name="P51" style:family="paragraph" style:parent-style-name="Footnote">
      <style:text-properties officeooo:rsid="005d03ee" officeooo:paragraph-rsid="005d03ee"/>
    </style:style>
    <style:style style:name="P52" style:family="paragraph" style:parent-style-name="Footnote">
      <style:text-properties officeooo:rsid="0061aac7" officeooo:paragraph-rsid="0061aac7"/>
    </style:style>
    <style:style style:name="P53" style:family="paragraph" style:parent-style-name="Footnote">
      <style:text-properties officeooo:rsid="00638841" officeooo:paragraph-rsid="00638841"/>
    </style:style>
    <style:style style:name="P54" style:family="paragraph" style:parent-style-name="Footnote">
      <style:text-properties officeooo:rsid="006d405d" officeooo:paragraph-rsid="006d405d"/>
    </style:style>
    <style:style style:name="P55"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56" style:family="paragraph" style:parent-style-name="Text_20_body">
      <style:text-properties officeooo:rsid="002a7c47" officeooo:paragraph-rsid="002a7c47"/>
    </style:style>
    <style:style style:name="P57" style:family="paragraph" style:parent-style-name="Text_20_body">
      <style:text-properties officeooo:rsid="002b304d" officeooo:paragraph-rsid="002b304d"/>
    </style:style>
    <style:style style:name="P58" style:family="paragraph" style:parent-style-name="Text_20_body">
      <style:text-properties officeooo:rsid="002bf5f7" officeooo:paragraph-rsid="002c7eb9"/>
    </style:style>
    <style:style style:name="P59" style:family="paragraph" style:parent-style-name="Text_20_body">
      <style:text-properties officeooo:rsid="002c7eb9" officeooo:paragraph-rsid="002dbce2"/>
    </style:style>
    <style:style style:name="P60" style:family="paragraph" style:parent-style-name="Text_20_body">
      <style:text-properties officeooo:rsid="00309b9d" officeooo:paragraph-rsid="00309b9d"/>
    </style:style>
    <style:style style:name="P61" style:family="paragraph" style:parent-style-name="Text_20_body">
      <style:text-properties officeooo:rsid="00309b9d" officeooo:paragraph-rsid="0036ecb7"/>
    </style:style>
    <style:style style:name="P62" style:family="paragraph" style:parent-style-name="Text_20_body">
      <style:text-properties officeooo:rsid="00392665" officeooo:paragraph-rsid="00392665"/>
    </style:style>
    <style:style style:name="P63" style:family="paragraph" style:parent-style-name="Text_20_body">
      <style:text-properties officeooo:rsid="003d3856" officeooo:paragraph-rsid="003d3856"/>
    </style:style>
    <style:style style:name="P64" style:family="paragraph" style:parent-style-name="Text_20_body">
      <style:text-properties officeooo:rsid="0036ecb7" officeooo:paragraph-rsid="0036ecb7"/>
    </style:style>
    <style:style style:name="P65" style:family="paragraph" style:parent-style-name="Text_20_body">
      <style:text-properties officeooo:paragraph-rsid="00414efa"/>
    </style:style>
    <style:style style:name="P66" style:family="paragraph" style:parent-style-name="Text_20_body">
      <style:text-properties officeooo:paragraph-rsid="0041c822"/>
    </style:style>
    <style:style style:name="P67" style:family="paragraph" style:parent-style-name="Text_20_body">
      <style:text-properties officeooo:rsid="0041c822" officeooo:paragraph-rsid="004300d0"/>
    </style:style>
    <style:style style:name="P68" style:family="paragraph" style:parent-style-name="Text_20_body">
      <style:text-properties officeooo:rsid="004300d0" officeooo:paragraph-rsid="004300d0"/>
    </style:style>
    <style:style style:name="P69" style:family="paragraph" style:parent-style-name="Text_20_body">
      <style:text-properties officeooo:rsid="0044ef66" officeooo:paragraph-rsid="0044ef66"/>
    </style:style>
    <style:style style:name="P70" style:family="paragraph" style:parent-style-name="Text_20_body">
      <style:text-properties officeooo:paragraph-rsid="0044ef66"/>
    </style:style>
    <style:style style:name="P71" style:family="paragraph" style:parent-style-name="Text_20_body">
      <style:text-properties officeooo:paragraph-rsid="004c77d2"/>
    </style:style>
    <style:style style:name="P72" style:family="paragraph" style:parent-style-name="Text_20_body">
      <style:text-properties officeooo:paragraph-rsid="004d11f9"/>
    </style:style>
    <style:style style:name="P73" style:family="paragraph" style:parent-style-name="Text_20_body">
      <style:text-properties officeooo:rsid="004f8e86" officeooo:paragraph-rsid="004f8e86"/>
    </style:style>
    <style:style style:name="P74" style:family="paragraph" style:parent-style-name="Text_20_body">
      <style:text-properties officeooo:rsid="00518b47" officeooo:paragraph-rsid="00518b47"/>
    </style:style>
    <style:style style:name="P75" style:family="paragraph" style:parent-style-name="Text_20_body">
      <style:text-properties officeooo:rsid="00535aae" officeooo:paragraph-rsid="00535aae"/>
    </style:style>
    <style:style style:name="P76" style:family="paragraph" style:parent-style-name="Text_20_body">
      <style:text-properties officeooo:rsid="00541536" officeooo:paragraph-rsid="00541536"/>
    </style:style>
    <style:style style:name="P77" style:family="paragraph" style:parent-style-name="Text_20_body">
      <style:text-properties officeooo:rsid="005d9947" officeooo:paragraph-rsid="005d9947"/>
    </style:style>
    <style:style style:name="P78" style:family="paragraph" style:parent-style-name="Text_20_body">
      <style:text-properties officeooo:rsid="0060cd08" officeooo:paragraph-rsid="0060cd08"/>
    </style:style>
    <style:style style:name="P79" style:family="paragraph" style:parent-style-name="Text_20_body">
      <style:text-properties officeooo:rsid="002dbce2" officeooo:paragraph-rsid="002dbce2"/>
    </style:style>
    <style:style style:name="P80" style:family="paragraph" style:parent-style-name="Text_20_body">
      <style:text-properties officeooo:rsid="0065f5e1" officeooo:paragraph-rsid="0065f5e1"/>
    </style:style>
    <style:style style:name="P81" style:family="paragraph" style:parent-style-name="Text_20_body">
      <style:text-properties style:font-name="Liberation Sans" officeooo:rsid="00682701" officeooo:paragraph-rsid="00682701"/>
    </style:style>
    <style:style style:name="P82" style:family="paragraph" style:parent-style-name="Text_20_body">
      <style:text-properties style:font-name="Liberation Sans" officeooo:rsid="0068e3a5" officeooo:paragraph-rsid="0068e3a5"/>
    </style:style>
    <style:style style:name="P83" style:family="paragraph" style:parent-style-name="Text_20_body">
      <style:text-properties officeooo:rsid="0068e3a5" officeooo:paragraph-rsid="0068e3a5"/>
    </style:style>
    <style:style style:name="P84" style:family="paragraph" style:parent-style-name="Text_20_body">
      <style:text-properties officeooo:rsid="006922f6" officeooo:paragraph-rsid="006922f6"/>
    </style:style>
    <style:style style:name="P85" style:family="paragraph" style:parent-style-name="Text_20_body">
      <style:text-properties officeooo:rsid="0064d204" officeooo:paragraph-rsid="0064d204"/>
    </style:style>
    <style:style style:name="P86" style:family="paragraph" style:parent-style-name="Text_20_body">
      <style:text-properties officeooo:rsid="006b4d5b" officeooo:paragraph-rsid="006b4d5b"/>
    </style:style>
    <style:style style:name="P8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8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8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9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9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9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9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9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95" style:family="paragraph" style:parent-style-name="Text_20_body">
      <style:paragraph-properties fo:margin-top="0.0598in" fo:margin-bottom="0.0598in" loext:contextual-spacing="false"/>
    </style:style>
    <style:style style:name="P96" style:family="paragraph" style:parent-style-name="Quotations">
      <style:text-properties officeooo:rsid="00535aae" officeooo:paragraph-rsid="00535aae"/>
    </style:style>
    <style:style style:name="P97" style:family="paragraph" style:parent-style-name="Quotations">
      <style:text-properties officeooo:rsid="00535aae" officeooo:paragraph-rsid="00541536"/>
    </style:style>
    <style:style style:name="P98" style:family="paragraph" style:parent-style-name="Quotations">
      <style:text-properties officeooo:paragraph-rsid="00535aae"/>
    </style:style>
    <style:style style:name="P99" style:family="paragraph" style:parent-style-name="Quotations">
      <style:text-properties officeooo:rsid="00541536" officeooo:paragraph-rsid="00541536"/>
    </style:style>
    <style:style style:name="P100" style:family="paragraph" style:parent-style-name="Quotations">
      <style:text-properties officeooo:rsid="005a5c01" officeooo:paragraph-rsid="005a5c01"/>
    </style:style>
    <style:style style:name="P101"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02" style:family="paragraph" style:parent-style-name="Heading">
      <style:text-properties officeooo:rsid="006922f6" officeooo:paragraph-rsid="006922f6"/>
    </style:style>
    <style:style style:name="P103" style:family="paragraph" style:parent-style-name="Text_20_body" style:list-style-name="L1">
      <style:text-properties officeooo:rsid="006922f6" officeooo:paragraph-rsid="006922f6"/>
    </style:style>
    <style:style style:name="P104" style:family="paragraph" style:parent-style-name="Text_20_body">
      <style:text-properties officeooo:rsid="0065f5e1" officeooo:paragraph-rsid="0065f5e1"/>
    </style:style>
    <style:style style:name="P105" style:family="paragraph" style:parent-style-name="Text_20_body">
      <style:text-properties officeooo:rsid="006e14fa" officeooo:paragraph-rsid="006e14fa"/>
    </style:style>
    <style:style style:name="P106" style:family="paragraph" style:parent-style-name="Heading_20_2">
      <style:text-properties officeooo:rsid="0023c569" officeooo:paragraph-rsid="0026de87"/>
    </style:style>
    <style:style style:name="P107" style:family="paragraph" style:parent-style-name="Heading_20_2">
      <style:text-properties officeooo:rsid="002a7c47" officeooo:paragraph-rsid="002a7c47"/>
    </style:style>
    <style:style style:name="P108" style:family="paragraph" style:parent-style-name="Heading_20_2">
      <style:text-properties officeooo:rsid="002b304d" officeooo:paragraph-rsid="0036ecb7"/>
    </style:style>
    <style:style style:name="P109" style:family="paragraph" style:parent-style-name="Heading_20_2">
      <style:text-properties officeooo:rsid="0065f5e1" officeooo:paragraph-rsid="0065f5e1"/>
    </style:style>
    <style:style style:name="P110" style:family="paragraph" style:parent-style-name="Heading_20_2">
      <style:text-properties officeooo:rsid="0040a614" officeooo:paragraph-rsid="0040a614"/>
    </style:style>
    <style:style style:name="P111" style:family="paragraph" style:parent-style-name="Heading_20_2">
      <style:text-properties officeooo:paragraph-rsid="003ef43b"/>
    </style:style>
    <style:style style:name="P112" style:family="paragraph" style:parent-style-name="Heading_20_2">
      <style:text-properties officeooo:rsid="00280c7c" officeooo:paragraph-rsid="00280c7c"/>
    </style:style>
    <style:style style:name="P113" style:family="paragraph" style:parent-style-name="Heading_20_2">
      <style:text-properties style:font-name="Liberation Sans" officeooo:rsid="0018fe52"/>
    </style:style>
    <style:style style:name="P114" style:family="paragraph" style:parent-style-name="Heading_20_3">
      <style:text-properties officeooo:rsid="004f8e86" officeooo:paragraph-rsid="004f8e86"/>
    </style:style>
    <style:style style:name="P115" style:family="paragraph" style:parent-style-name="Heading_20_3">
      <style:text-properties officeooo:rsid="002bf5f7" officeooo:paragraph-rsid="002bf5f7"/>
    </style:style>
    <style:style style:name="P116" style:family="paragraph" style:parent-style-name="Heading_20_3">
      <style:text-properties officeooo:rsid="0065f5e1" officeooo:paragraph-rsid="0065f5e1"/>
    </style:style>
    <style:style style:name="P117" style:family="paragraph" style:parent-style-name="Heading_20_3">
      <style:text-properties officeooo:rsid="00280c7c" officeooo:paragraph-rsid="00280c7c"/>
    </style:style>
    <style:style style:name="P118" style:family="paragraph" style:parent-style-name="Heading_20_3">
      <style:text-properties officeooo:rsid="00280c7c" officeooo:paragraph-rsid="0028a22e"/>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font-name="Liberation Sans" fo:text-shadow="1pt 1pt" officeooo:rsid="0021c7cc"/>
    </style:style>
    <style:style style:name="T40" style:family="text">
      <style:text-properties style:text-position="super 58%" officeooo:rsid="0061283e"/>
    </style:style>
    <style:style style:name="T41" style:family="text">
      <style:text-properties officeooo:rsid="0028a22e"/>
    </style:style>
    <style:style style:name="T42" style:family="text">
      <style:text-properties officeooo:rsid="002a7c47"/>
    </style:style>
    <style:style style:name="T43" style:family="text">
      <style:text-properties officeooo:rsid="002b304d"/>
    </style:style>
    <style:style style:name="T44" style:family="text">
      <style:text-properties officeooo:rsid="002bf5f7"/>
    </style:style>
    <style:style style:name="T45" style:family="text">
      <style:text-properties officeooo:rsid="002c7eb9"/>
    </style:style>
    <style:style style:name="T46" style:family="text">
      <style:text-properties officeooo:rsid="002dbce2"/>
    </style:style>
    <style:style style:name="T47" style:family="text">
      <style:text-properties officeooo:rsid="002f694a"/>
    </style:style>
    <style:style style:name="T48" style:family="text">
      <style:text-properties officeooo:rsid="0031b4d9"/>
    </style:style>
    <style:style style:name="T49" style:family="text">
      <style:text-properties officeooo:rsid="0032fb02"/>
    </style:style>
    <style:style style:name="T50" style:family="text">
      <style:text-properties officeooo:rsid="00360d0e"/>
    </style:style>
    <style:style style:name="T51" style:family="text">
      <style:text-properties officeooo:rsid="0036ecb7"/>
    </style:style>
    <style:style style:name="T52" style:family="text">
      <style:text-properties officeooo:rsid="00375952"/>
    </style:style>
    <style:style style:name="T53" style:family="text">
      <style:text-properties officeooo:rsid="0037f3d5"/>
    </style:style>
    <style:style style:name="T54" style:family="text">
      <style:text-properties officeooo:rsid="0038e9de"/>
    </style:style>
    <style:style style:name="T55" style:family="text">
      <style:text-properties officeooo:rsid="003a702c"/>
    </style:style>
    <style:style style:name="T56" style:family="text">
      <style:text-properties officeooo:rsid="003b38f7"/>
    </style:style>
    <style:style style:name="T57" style:family="text">
      <style:text-properties officeooo:rsid="003d3856"/>
    </style:style>
    <style:style style:name="T58" style:family="text">
      <style:text-properties officeooo:rsid="00414efa"/>
    </style:style>
    <style:style style:name="T59" style:family="text">
      <style:text-properties officeooo:rsid="0041c822"/>
    </style:style>
    <style:style style:name="T60" style:family="text">
      <style:text-properties officeooo:rsid="004300d0"/>
    </style:style>
    <style:style style:name="T61" style:family="text">
      <style:text-properties officeooo:rsid="0044ef66"/>
    </style:style>
    <style:style style:name="T62" style:family="text">
      <style:text-properties officeooo:rsid="00452abc"/>
    </style:style>
    <style:style style:name="T63" style:family="text">
      <style:text-properties fo:color="#999999"/>
    </style:style>
    <style:style style:name="T64" style:family="text">
      <style:text-properties fo:color="#999999" officeooo:rsid="003d3856"/>
    </style:style>
    <style:style style:name="T65" style:family="text">
      <style:text-properties fo:color="#999999" officeooo:rsid="0036ecb7"/>
    </style:style>
    <style:style style:name="T66" style:family="text">
      <style:text-properties officeooo:rsid="0046fd8a"/>
    </style:style>
    <style:style style:name="T67" style:family="text">
      <style:text-properties officeooo:rsid="0048cd04"/>
    </style:style>
    <style:style style:name="T68" style:family="text">
      <style:text-properties officeooo:rsid="004ab953"/>
    </style:style>
    <style:style style:name="T69" style:family="text">
      <style:text-properties officeooo:rsid="004c77d2"/>
    </style:style>
    <style:style style:name="T70" style:family="text">
      <style:text-properties officeooo:rsid="00518b47"/>
    </style:style>
    <style:style style:name="T71" style:family="text">
      <style:text-properties officeooo:rsid="00535aae"/>
    </style:style>
    <style:style style:name="T72" style:family="text">
      <style:text-properties officeooo:rsid="00541536"/>
    </style:style>
    <style:style style:name="T73" style:family="text">
      <style:text-properties officeooo:rsid="0056b0fb"/>
    </style:style>
    <style:style style:name="T74" style:family="text">
      <style:text-properties officeooo:rsid="0056fcc4"/>
    </style:style>
    <style:style style:name="T75" style:family="text">
      <style:text-properties officeooo:rsid="005a5c01"/>
    </style:style>
    <style:style style:name="T76" style:family="text">
      <style:text-properties officeooo:rsid="005d03ee"/>
    </style:style>
    <style:style style:name="T77" style:family="text">
      <style:text-properties officeooo:rsid="0061283e"/>
    </style:style>
    <style:style style:name="T78" style:family="text">
      <style:text-properties officeooo:rsid="0066f2a6"/>
    </style:style>
    <style:style style:name="T79" style:family="text">
      <style:text-properties officeooo:rsid="0068e3a5"/>
    </style:style>
    <style:style style:name="T80" style:family="text">
      <style:text-properties officeooo:rsid="006922f6"/>
    </style:style>
    <style:style style:name="T81" style:family="text">
      <style:text-properties officeooo:rsid="006aaccb"/>
    </style:style>
    <style:style style:name="T82" style:family="text">
      <style:text-properties fo:font-variant="normal" fo:text-transform="none" fo:color="#000000" style:font-name="Helvetica" fo:font-size="9pt" fo:letter-spacing="normal" fo:font-style="normal" fo:font-weight="normal"/>
    </style:style>
    <style:style style:name="T83" style:family="text">
      <style:text-properties fo:font-variant="normal" fo:text-transform="none" fo:color="#000000" style:font-name="Helvetica" fo:font-size="9pt" fo:letter-spacing="normal" fo:font-style="normal" fo:font-weight="normal" style:font-weight-asian="normal" style:font-weight-complex="normal"/>
    </style:style>
    <style:style style:name="T84" style:family="text">
      <style:text-properties officeooo:rsid="006d405d"/>
    </style:style>
    <style:style style:name="T85" style:family="text">
      <style:text-properties officeooo:rsid="006f7a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95"><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4">Genesis Block Smart Contracts, later acronymized as GBSC</text:p><text:p text:style-name="P44"/></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4"/></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5"><text:span text:style-name="T8">Caveat: not all arbitrary data is permitted by law in all jurisdictions. <text:s/></text:span><text:span text:style-name="T10">See: </text:span><text:span text:style-name="T11">Public</text:span><text:span text:style-name="T12">ation of Suppressed information.</text:span></text:p><text:p text:style-name="P14"/></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90">Will Turner: This is either madness… or brilliance. <text:s text:c="15"/></text:p>
      <text:p text:style-name="P90">Jack Sparrow: It’s remarkable how often those two traits coincide. </text:p>
      <text:p text:style-name="P90">Pirates of the Caribbean: The Curse of the Black Pearl</text:p>
      <text:p text:style-name="P71"><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5">The tremendous expenditure of energy which has been demonstrated as part of a large proof of work systems' security is a primary development target of Assign Onward: finding another way to develop community consensus and trust in a blockchain, without the <text:span text:style-name="T69">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89">Harry Potter and the Philosopher's Stone</text:p>
      <text:p text:style-name="P72"><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6">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4"/></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7">Where proof-of-work miners compute busywork puzzles in exchange for rewards in the blockchain's outstanding shares, Assign Onward transaction workers specifically focus their efforts on activities which contribute to the blockchain's <text:span text:style-name="T52">availability, </text:span>accuracy, consistency, and coherency, hopefully increasing its value directly by their efforts.</text:p><text:p text:style-name="P25"/></text:note-body></text:note></text:span><text:span text:style-name="T15">.</text:span></text:p>
      <text:h text:style-name="Heading_20_2" text:outline-level="2">Presentation of shares <text:span text:style-name="T53">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19">Integers provide exact repeatable computations, unlike floating point numbers which can require unusual care to avoid slightly different results on different computing platforms. <text:s/></text:p><text:p text:style-name="P23"/></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2">Every page in the chain includes share transfer information, at a minimum between the share giver who is directing this page to be recorded and the recording workers who take shares in exchange for their labors.</text:p><text:p text:style-name="P32"/></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8">CAGR: Compound Annual Growth Rate</text:p><text:p text:style-name="P26"/></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8">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6"/></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39">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0">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7"/></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2">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69">in the blockchain</text:span> is always represented as 8 billion coins. <text:s/><text:span text:style-name="T53">Except in a planned chain fork situation, which remains fuzzy and mostly ignored at the moment, KISS again.</text:span></text:p><text:p text:style-name="P22"/></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1">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1"/></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6">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92">Criss Jami: Persistence. Perfection. Patience. Power. <text:s text:c="13"/></text:p>
      <text:p text:style-name="P88"><text:s text:c="2"/>Prioritize your passion. It keeps you sane. <text:s text:c="21"/></text:p>
      <text:p text:style-name="P88"><text:s text:c="2"/>Killosophy <text:s text:c="27"/></text:p>
      <text:h text:style-name="P106"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07" text:outline-level="2">Underwriting Ratios and Durations</text:h>
      <text:p text:style-name="P56">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56">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3">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86">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4">Of course, taxes and profits cannot be so high that they overtax transactions. <text:s/>We're targeting sub-penny + sub 0.1% transaction tax as an ideal, but the simulation will show how that plays out.</text:p><text:p text:style-name="P54"/></text:note-body></text:note></text:p>
      <text:h text:style-name="P114" text:outline-level="3">“Free” <text:span text:style-name="T70">Lotteries</text:span></text:h>
      <text:p text:style-name="P73">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0">lottery</text:span>.<text:note text:id="ftn16" text:note-class="footnote"><text:note-citation>16</text:note-citation><text:note-body><text:p text:style-name="P46">Why a lottery and not a uniform distribution of shares <text:span text:style-name="T84">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6"/></text:note-body></text:note> <text:s/>Lottery processors would probably operate outside the blockchain, with open records disclosed after the period of uncertainty being voted on has passed. <text:s/>A secure lottery transaction system might work like this:</text:p>
      <text:p text:style-name="P73">Larry is a <text:span text:style-name="T70">chain-end </text:span>lottery processor. <text:s/>He accepts bets <text:span text:style-name="T70">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96">The share amount of the bet, total of all the value in the following list.</text:p>
      <text:p text:style-name="P98">A list of public keys tied to page-keys with value in the blockchain before the proposed chain-end.</text:p>
      <text:p text:style-name="P96">A list of private key signatures on the hash of the proposed new chain-end block (corresponding to the list of public keys for the page-keys)<text:note text:id="ftn17" text:note-class="footnote"><text:note-citation>17</text:note-citation><text:note-body><text:p text:style-name="P47">Note that some forms of quantum ready private key signatures can only be used a limited number of times before they become insecure. <text:s/>This is not a problem with traditional private key signatures.</text:p><text:p text:style-name="P47"/></text:note-body></text:note> <text:s/><text:span text:style-name="T72">proving ownership of the shares.</text:span></text:p>
      <text:p text:style-name="P98">Public key of the better; a fresh key, not attached to any page in the blockchain.</text:p>
      <text:p text:style-name="P98"><text:span text:style-name="T72">All of the above, s</text:span>igned by the private key of the better.</text:p>
      <text:p text:style-name="P74"><text:span text:style-name="T72">Alice wants to get her bet in early, because that gives her the best chance of winning. <text:s/></text:span>Larry wants as much share amount in his betting pool as possible, since he will be sharing <text:span text:style-name="T72">chance to win </text:span>the lottery prize with other lottery processors like Curly and Moe and they will be dividing <text:span text:style-name="T72">chance to win </text:span>the prize according to proportional share collected. <text:s/>Alice submits an early bet to Larry <text:soft-page-break/>attaching half of her current share value. <text:s/><text:span text:style-name="T71">Larry returns a receipt to Alice consisting of:</text:span></text:p>
      <text:p text:style-name="Quotations">Sequence number <text:span text:style-name="T71">in the bet chain</text:span>, starting at 1, for bets Larry has collected for this blockmaking phase</text:p>
      <text:p text:style-name="Quotations">Hash of Alice's bet</text:p>
      <text:p text:style-name="Quotations">Hash of Alice's bet + Sequence number + Hash of previous bet or <text:span text:style-name="T71">phase genesis</text:span> if this is bet #1.</text:p>
      <text:p text:style-name="P75">Yes, this is a blockchain. <text:s/>The phase <text:span text:style-name="T72">bet chain</text:span> genesis block contains:</text:p>
      <text:p text:style-name="Quotations">Phase sequence number in the main blockchain that this bet chain is betting on</text:p>
      <text:p text:style-name="P100">A random salt</text:p>
      <text:p text:style-name="P97">Total share amount of Larry's underwriting</text:p>
      <text:p text:style-name="P97">Larry's underwriting: a list of public keys tied to page-keys with value in the blockchain before the proposed chain-end</text:p>
      <text:p text:style-name="P99">A list of private key signatures on the above, proving ownership of the shares.</text:p>
      <text:p text:style-name="P76">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3">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3">Moe’s chain doesn’t win often because his share pool is small.</text:span></text:p>
      <text:p text:style-name="P76">After a few phases have passed, it is pretty obvious which block is going to stay in the chain for the given phase, of course somebody places a bet on it <text:span text:style-name="T74">in each chain. <text:s/>Lotto processors register their bet chains as data on the block chain, and after a few more phases pass</text:span><text:span text:style-name="T74"><text:note text:id="ftn18" text:note-class="footnote"><text:note-citation>18</text:note-citation><text:note-body><text:p text:style-name="P48">Exact deadline for bet chain registration defined in GBSC.</text:p><text:p text:style-name="P48"/></text:note-body></text:note></text:span><text:span text:style-name="T74"> all registered bet chains are processed. <text:s/>Each bet chain’s total shares determine its proportional chance of winning, using a later block in the chain’s hash as the random number to select by.</text:span><text:span text:style-name="T74"><text:note text:id="ftn19" text:note-class="footnote"><text:note-citation>19</text:note-citation><text:note-body><text:p text:style-name="P49">Attempts to manipulate the lottery winning blockchain hash are thwarted by first publishing hashes of the bet chains, then taking the hash of a later block in the chain then publishing the actual bet chains to determine which one wins based on <text:span text:style-name="T75">the random salts at the head of the bet chains.</text:span></text:p><text:p text:style-name="P49"/></text:note-body></text:note></text:span><text:span text:style-name="T74">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4">spent recording fees without compensation, discouraging low odds processors from playing.</text:span><text:span text:style-name="T74"><text:note text:id="ftn20" text:note-class="footnote"><text:note-citation>20</text:note-citation><text:note-body><text:p text:style-name="P50">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6">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1"><text:s/></text:p></text:note-body></text:note></text:span></text:p>
      <text:p text:style-name="P77">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93">Rodney King: I just want to say, can we all get along? Can we get along?</text:p>
      <text:p text:style-name="P87"><text:s text:c="2"/>Los Angeles, 1992</text:p>
      <text:h text:style-name="P108" text:outline-level="2">Cheats and catchers</text:h>
      <text:p text:style-name="P57">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57">Not all errors are the result of cheating, but cheating should always be detectable as an error in the blockchain, <text:span text:style-name="T44">or possibly a disallowed double-use of a private key before anything is ever recorded in the blockchain.</text:span> <text:s/>When acting in the role of underwriter, or chainmaker, that same actor is in a position to catch errors, record error correction pages <text:span text:style-name="T44">and receive rewards.</text:span></text:p>
      <text:h text:style-name="P115" text:outline-level="3">Levels of trust and liability</text:h>
      <text:p text:style-name="Heading">Givers</text:p>
      <text:p text:style-name="P58">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58">Givers are basically completely untrustable, often anonymous actors who are simply presenting as party to an authorized transaction, promising to deliver shares <text:span text:style-name="T48">from</text:span> a specified page-key by way of their private key signature on the transaction. <text:s/><text:span text:style-name="T45">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5">the page-key found anywhere in that range, the underwriter must not sign off on the proposed recording block, and also must not sign off on a proposed page if the double spend attempt is detectable at the time of signing.</text:span><text:span text:style-name="T45"><text:note text:id="ftn21" text:note-class="footnote"><text:note-citation>21</text:note-citation><text:note-body><text:p text:style-name="P30">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49">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5">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59">For the moment, I think that puts a lid on givers. <text:s/>Underwriters are heavily incentivized, by way of loss of more shares than are being given, to “do a good job” checking for double spends. <text:s/><text:span text:style-name="T46">Without underwriters, givers cannot get their transaction recorded in the blockchain.</text:span></text:p>
      <text:p text:style-name="Heading">Underwriters</text:p>
      <text:p text:style-name="P59">The moment an underwriter countersigns a proposed block which would result in a doublespend of the underwritten page-key, that underwriter is exposed to the possibility of an error correction being recorded against their <text:span text:style-name="T46">underwriting page-key's shares. <text:s/>Even if the proposed block isn't recorded, the underwriter's signature on a bad transaction still exposes them, and error checkers are more heavily </text:span><text:bookmark-start text:name="__DdeLink__623_1426202184"/><text:span text:style-name="T46">incentivized</text:span><text:bookmark-end text:name="__DdeLink__623_1426202184"/><text:span text:style-name="T46">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79">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7">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7"><text:note text:id="ftn22" text:note-class="footnote"><text:note-citation>22</text:note-citation><text:note-body><text:p text:style-name="P28">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8"/></text:note-body></text:note></text:span></text:p>
      <text:p text:style-name="Heading">Borrowed Underwriting Shares</text:p>
      <text:p text:style-name="P85">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1">underwriter's shares.</text:span></text:p>
      <text:p text:style-name="Quotations"><text:span text:style-name="T83">Princess Leia Organa:</text:span><text:span text:style-name="T82"> The more you tighten your grip, Tarkin, the more star systems will slip through your fingers.</text:span></text:p>
      <text:p text:style-name="P101">Star Wars IV: A New Hope</text:p>
      <text:p text:style-name="Heading">Chainmakers</text:p>
      <text:p text:style-name="P60">A chainmaker's primary function<text:note text:id="ftn23" text:note-class="footnote"><text:note-citation>23</text:note-citation><text:note-body><text:p text:style-name="P31">As noted, repeatedly throughout the paper, a single agency (meaning organization, person, or even a single app on a cellphone) can act as both underwriter and chainmaker. <text:s/>The motivation for a multi-level chainmaker and underwriter structure is to <text:span text:style-name="T81">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4">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1"/></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49">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29">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8">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8">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29"/></text:note-body></text:note></text:p>
      <text:p text:style-name="P61">The same kind of quick-searchable blockchain databases are required for both underwriters and chainmakers, so it's highly likely that the same agency will be operating both, and may attempt to cheat by cooperating with themselves. <text:s/><text:span text:style-name="T51">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64">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62">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3">Taxing of the error checking process further ensures that agents will not intentionally record errors and then reward themselves for finding them.</text:p><text:p text:style-name="P33"/></text:note-body></text:note></text:p>
      <text:p text:style-name="P62">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5">including the checker's public key,</text:span> and one-way hashed. <text:s/>The error checker publishes an error notice stage 1 <text:span text:style-name="T56">containing that hash </text:span>in the blockchain. <text:s/>Any other error checkers who noticed the same error<text:note text:id="ftn26" text:note-class="footnote"><text:note-citation>26</text:note-citation><text:note-body><text:p text:style-name="P34">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4"/></text:note-body></text:note> will generate <text:span text:style-name="T55">a similar</text:span> <text:span text:style-name="T55">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5"><text:note text:id="ftn27" text:note-class="footnote"><text:note-citation>27</text:note-citation><text:note-body><text:p text:style-name="P35">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63">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63">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78">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7">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7">total ¾ so each gets 3/8, first 3 checker claims total 7/8 so each gets 7/24, a 2</text:span><text:span text:style-name="T40">nd</text:span><text:span text:style-name="T77"> and 3</text:span><text:span text:style-name="T40">rd</text:span><text:span text:style-name="T77">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7"><text:note text:id="ftn28" text:note-class="footnote"><text:note-citation>28</text:note-citation><text:note-body><text:p text:style-name="P52">This allows checkers without a lot of shares to still participate in checking “whale” transactions.</text:p><text:p text:style-name="P52"/></text:note-body></text:note></text:span><text:span text:style-name="T77">.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7"><text:note text:id="ftn29" text:note-class="footnote"><text:note-citation>29</text:note-citation><text:note-body><text:p text:style-name="P53">Note that error checker's proof of work entries are relatively small, the proof of work itself is a single hash, but they still need to record a public key to receive award, plus underwriting keys. </text:p></text:note-body></text:note></text:span></text:p>
      <text:h text:style-name="P109" text:outline-level="2">Time's Arrow</text:h>
      <text:p text:style-name="P80">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16" text:outline-level="3">I have a secret (that you don't)</text:h>
      <text:p text:style-name="P80">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8">and lazily share in the profits.</text:span></text:p>
      <text:h text:style-name="Heading_20_3" text:outline-level="3">Whale Hacks</text:h>
      <text:p text:style-name="P105">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5">In some situations, it might be appropriate to lock up coin to prevent over-inflation of normal coin holdings.</text:span> <text:s/>Attack analyzers and simulators may focus on self-interest, but they should also always ask: what could a whale do?</text:p>
      <text:p text:style-name="P94">Oscar Levant: There's a fine line between genius and insanity. <text:s text:c="4"/></text:p>
      <text:p text:style-name="P91"><text:s text:c="2"/>I have erased this line. <text:s text:c="40"/></text:p>
      <text:h text:style-name="P110" text:outline-level="2">Time based block building</text:h>
      <text:p text:style-name="P65"><text:span text:style-name="T58">GBSC determines parameters like: time interval of new block addition to the chain, maximum block size, target number of pages in a block</text:span><text:span text:style-name="T58"><text:note text:id="ftn30" text:note-class="footnote"><text:note-citation>30</text:note-citation><text:note-body><text:p text:style-name="P36">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6"/></text:note-body></text:note></text:span><text:span text:style-name="T58">,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65">- <text:span text:style-name="T59">previous end of chain block #X-1 “decided”</text:span></text:p>
      <text:p text:style-name="P65">- <text:span text:style-name="T59">pages that tried and failed to be included in block #X-1 are submitted for inclusion in block #X, or abandoned - perhaps their closing deadline has passed?</text:span></text:p>
      <text:p text:style-name="P66">- <text:span text:style-name="T59">deadline for underwriters to submit proposed pages to include in block #X, including specification of block #X-1 as parent in the chain.</text:span><text:span text:style-name="T59"><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6">and they can't sign twice in a phase.</text:span></text:p><text:p text:style-name="Footnote"/></text:note-body></text:note></text:span></text:p>
      <text:p text:style-name="P66"><text:span text:style-name="T59">- deadline for chainmakers to submit proposed block #X blocks</text:span><text:span text:style-name="T59"><text:note text:id="ftn32" text:note-class="footnote"><text:note-citation>32</text:note-citation><text:note-body><text:p text:style-name="P41">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7">win due to loss of that underwriter's page's residual value.</text:span></text:p><text:p text:style-name="P41"/></text:note-body></text:note></text:span><text:span text:style-name="T59">, including their selection of what is the “best” block #X-1 and as much residual value as they can muster to maximize their chances of generating the winning block.</text:span><text:span text:style-name="T59"><text:note text:id="ftn33" text:note-class="footnote"><text:note-citation>33</text:note-citation><text:note-body><text:p text:style-name="P42">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8">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2"/></text:note-body></text:note></text:span></text:p>
      <text:p text:style-name="P65">- <text:span text:style-name="T59">deadline for underwriters to countersign the apparent winning block #X</text:span></text:p>
      <text:p text:style-name="P65">- <text:span text:style-name="T59">end of chain block #X decided</text:span></text:p>
      <text:p text:style-name="P67">Deadlines are expressed in specific UTC time, and participants are not <text:span text:style-name="T60">supposed</text:span> <text:soft-page-break/>to intentionally game the time system, <text:span text:style-name="T68">but some inevitably will</text:span>. <text:s/>Inde<text:span text:style-name="T60">ed, if an error checker discovers hard evidence of timestamp manipulation or rule breaking, the offending underwriter's shares</text:span><text:span text:style-name="T60"><text:note text:id="ftn34" text:note-class="footnote"><text:note-citation>34</text:note-citation><text:note-body><text:p text:style-name="P43">Note that chainmakers also post underwriting shares, with a fairly significant value.</text:p><text:p text:style-name="P43"/></text:note-body></text:note></text:span><text:span text:style-name="T60">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68">1) The winning block is the block with the most valid residual value.</text:p>
      <text:p text:style-name="P68">2) Residual value of a block is the sum of the residual value of all its pages which have been completely countersigned by their underwriters.</text:p>
      <text:p text:style-name="P68">3) Underwriters are only permitted to sign one block per phase. <text:s/>If an error checker<text:note text:id="ftn35" text:note-class="footnote"><text:note-citation>35</text:note-citation><text:note-body><text:p text:style-name="P37">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1">majority </text:span>control of the block, but this kind of uncooperative block manipulation should be readily evident to cooperating chainmakers and underwriters who, in turn, might eventually choose to not listen to data from chainmakers which act that way.</text:p><text:p text:style-name="P37"/></text:note-body></text:note> can present two signatures from the same underwriter for different blocks in the same phase <text:span text:style-name="T61">that can be published as an error notice and the underwriter will lose their shares.</text:span></text:p>
      <text:p text:style-name="P69">4) Deep<text:note text:id="ftn36" text:note-class="footnote"><text:note-citation>36</text:note-citation><text:note-body><text:p text:style-name="P39">It is probably a good idea to allow a few blocks to be added to the chain before declaring a deep fork attempt <text:span text:style-name="T62">violation. <text:s/>N</text:span>etwork and processing delays, and separated islands of processing might cause a temporary fork of confusion. <text:s/><text:span text:style-name="T62">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8"/></text:note-body></text:note> forks, which go far back in time and attempt to present a more attractive chain-end to attach future transactions to:</text:p>
      <text:p text:style-name="P69"><text:tab/>a) will be obvious to any actor who is paying attention to the real-time block development process</text:p>
      <text:p text:style-name="P70"><text:span text:style-name="T61"><text:tab/>b) underwriting shares on pages on the other side of the deep fork can be claimed via error notice on the “true” side of the chain, this doesn't prevent the fork from going forward</text:span><text:span text:style-name="T61"><text:note text:id="ftn37" text:note-class="footnote"><text:note-citation>37</text:note-citation><text:note-body><text:p text:style-name="P40">A fork of the blockchain can change the rules of processing in any way it sees fit. <text:s/>The primary Assign Onward genesis block rules forbid <text:span text:style-name="T68">underwriting </text:span>shares to be recorded <text:span text:style-name="T68">on deep alternate chain forks</text:span>, which means that if they are <text:span text:style-name="T68">signed onto a deep fork they can be claimed via error notice on the other side of the fork.</text:span></text:p><text:p text:style-name="P40"/></text:note-body></text:note></text:span><text:span text:style-name="T61">, but it does devastate underwriters which follow the fork on the side they do not follow.</text:span></text:p>
      <text:h text:style-name="P111" text:outline-level="2"><text:soft-page-break/>Intentional forking of the blockchain</text:h>
      <text:p text:style-name="P4"><text:span text:style-name="T57">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4">D</text:span><text:span text:style-name="T63">iscussion needs to appear later on. <text:s/></text:span><text:span text:style-name="T65">Possible “support” for planned forks, coin reduction after a fork, or not laid out in the GBSC? <text:s/>A fork can change the rules in ways not envisioned by the genesis block.</text:span></text:p>
      <text:h text:style-name="P112" text:outline-level="2">Use Cases</text:h>
      <text:h text:style-name="P117" text:outline-level="3">Public Notice</text:h>
      <text:p text:style-name="P10">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2">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10"/>
      <text:p text:style-name="P11">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1"/>
      <text:p text:style-name="P11">The underwriter waits for a couple of cycles to make sure that Bob's page is on a stable end of the chain, then messages Bob that the deal is done, his page is published, and gives him the reference number and hash.</text:p>
      <text:p text:style-name="P11"/>
      <text:p text:style-name="P11">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1"/>
      <text:p text:style-name="P11">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18" text:outline-level="3">Public<text:span text:style-name="T41">ation of Suppressed information</text:span></text:h>
      <text:p text:style-name="P8">Bob's photo isn't the only type of information that gets censored by local laws, and Bahrain isn't the only country with strict laws regarding what kind of things can be shared in public. <text:s/><text:span text:style-name="T50">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8"/>
      <text:p text:style-name="P9">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02">Remember, this is crypto-currency</text:p>
      <text:list xml:id="list5646132976736684554" text:style-name="L1">
        <text:list-item>
          <text:p text:style-name="P103">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84"/>
      <text:p text:style-name="P2"/>
      <text:p text:style-name="P2"/>
      <text:p text:style-name="P2"/>
      <text:p text:style-name="P2"><text:soft-page-break/></text:p>
      <text:p text:style-name="P55"/>
      <text:h text:style-name="P113" text:outline-level="2"/>
      <text:p text:style-name="P3"/>
      <text:p text:style-name="P3"/>
      <text:p text:style-name="P5"/>
      <text:p text:style-name="P12"><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7"/>
      <text:h text:style-name="Heading_20_2" text:outline-level="2"><text:span text:style-name="T2">T</text:span><text:span text:style-name="T1">he network</text:span></text:h>
      <text:p text:style-name="P81">Initial prototype: on RabbitMQ to demonstrate the underwriting system, resistance to exploits of the chain, etc.</text:p>
      <text:p text:style-name="P81">Next level: base on a <text:span text:style-name="T79">F</text:span>2<text:span text:style-name="T79">F</text:span> like the bitcoin network, or FreeNet-Darknet, or something similar. <text:s/>The main thing the network needs is flood-distribution, not so much point-to-point return.</text:p>
      <text:h text:style-name="Heading_20_3" text:outline-level="3">Network Promises</text:h>
      <text:p text:style-name="P83">There are a number of things that underwriters can “promise” to givers and receivers that might bolster confidence in a custom F2F network, but the central issue that one agency might control a large number of <text:span text:style-name="T80">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82"/>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03T14:20:32.442323542</dc:date>
    <meta:editing-duration>PT4H20M38S</meta:editing-duration>
    <meta:editing-cycles>26</meta:editing-cycles>
    <meta:generator>LibreOffice/5.0.2.2$Linux_X86_64 LibreOffice_project/00m0$Build-2</meta:generator>
    <meta:document-statistic meta:table-count="0" meta:image-count="0" meta:object-count="0" meta:page-count="21" meta:paragraph-count="158" meta:word-count="9168" meta:character-count="56747" meta:non-whitespace-character-count="47344"/>
  </office:meta>
</office:document-meta>
</file>